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</text:p>
          </table:table-cell>
          <table:table-cell office:value-type="string" calcext:value-type="string">
            <text:p>Frecuencia Ideal</text:p>
          </table:table-cell>
          <table:table-cell office:value-type="string" calcext:value-type="string">
            <text:p>Cuenta Ideal</text:p>
          </table:table-cell>
          <table:table-cell office:value-type="string" calcext:value-type="string">
            <text:p>Cuenta Real</text:p>
          </table:table-cell>
          <table:table-cell office:value-type="string" calcext:value-type="string">
            <text:p>Cuenta Ajustada</text:p>
          </table:table-cell>
          <table:table-cell office:value-type="string" calcext:value-type="string">
            <text:p>Frecuencia Real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440" calcext:value-type="float">
            <text:p>440</text:p>
          </table:table-cell>
          <table:table-cell table:formula="of:=(100000000/([.C4]*1000))" office:value-type="float" office:value="227.272727272727" calcext:value-type="float">
            <text:p>227,272727272727</text:p>
          </table:table-cell>
          <table:table-cell table:formula="of:=ROUND([.D4];0)" office:value-type="float" office:value="227" calcext:value-type="float">
            <text:p>227</text:p>
          </table:table-cell>
          <table:table-cell table:formula="of:=[.E4]" office:value-type="float" office:value="227" calcext:value-type="float">
            <text:p>227</text:p>
          </table:table-cell>
          <table:table-cell table:formula="of:=ROUND((100000000/([.F4]*1000));3)" office:value-type="float" office:value="440.529" calcext:value-type="float">
            <text:p>440,529</text:p>
          </table:table-cell>
          <table:table-cell table:formula="of:=LOG([.F4];2)" office:value-type="float" office:value="7.82654848729092" calcext:value-type="float">
            <text:p>7,82654848729092</text:p>
          </table:table-cell>
        </table:table-row>
        <table:table-row table:style-name="ro1">
          <table:table-cell/>
          <table:table-cell office:value-type="string" calcext:value-type="string">
            <text:p>A#3</text:p>
          </table:table-cell>
          <table:table-cell office:value-type="float" office:value="466.164" calcext:value-type="float">
            <text:p>466,164</text:p>
          </table:table-cell>
          <table:table-cell table:formula="of:=(100000000/([.C5]*1000))" office:value-type="float" office:value="214.516779502493" calcext:value-type="float">
            <text:p>214,516779502493</text:p>
          </table:table-cell>
          <table:table-cell table:formula="of:=ROUND([.D5];0)" office:value-type="float" office:value="215" calcext:value-type="float">
            <text:p>215</text:p>
          </table:table-cell>
          <table:table-cell table:formula="of:=[.E5]" office:value-type="float" office:value="215" calcext:value-type="float">
            <text:p>215</text:p>
          </table:table-cell>
          <table:table-cell table:formula="of:=ROUND((100000000/([.F5]*1000));3)" office:value-type="float" office:value="465.116" calcext:value-type="float">
            <text:p>465,116</text:p>
          </table:table-cell>
          <table:table-cell table:formula="of:=LOG([.F5];2)" office:value-type="float" office:value="7.74819284958946" calcext:value-type="float">
            <text:p>7,74819284958946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493.883" calcext:value-type="float">
            <text:p>493,883</text:p>
          </table:table-cell>
          <table:table-cell table:formula="of:=(100000000/([.C6]*1000))" office:value-type="float" office:value="202.477104901363" calcext:value-type="float">
            <text:p>202,477104901363</text:p>
          </table:table-cell>
          <table:table-cell table:formula="of:=ROUND([.D6];0)" office:value-type="float" office:value="202" calcext:value-type="float">
            <text:p>202</text:p>
          </table:table-cell>
          <table:table-cell table:formula="of:=[.E6]" office:value-type="float" office:value="202" calcext:value-type="float">
            <text:p>202</text:p>
          </table:table-cell>
          <table:table-cell table:formula="of:=ROUND((100000000/([.F6]*1000));3)" office:value-type="float" office:value="495.05" calcext:value-type="float">
            <text:p>495,05</text:p>
          </table:table-cell>
          <table:table-cell table:formula="of:=LOG([.F6];2)" office:value-type="float" office:value="7.6582114827518" calcext:value-type="float">
            <text:p>7,6582114827518</text:p>
          </table:table-cell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523.251" calcext:value-type="float">
            <text:p>523,251</text:p>
          </table:table-cell>
          <table:table-cell table:formula="of:=(100000000/([.C7]*1000))" office:value-type="float" office:value="191.112869349509" calcext:value-type="float">
            <text:p>191,112869349509</text:p>
          </table:table-cell>
          <table:table-cell table:formula="of:=ROUND([.D7];0)" office:value-type="float" office:value="191" calcext:value-type="float">
            <text:p>191</text:p>
          </table:table-cell>
          <table:table-cell table:formula="of:=[.E7]" office:value-type="float" office:value="191" calcext:value-type="float">
            <text:p>191</text:p>
          </table:table-cell>
          <table:table-cell table:formula="of:=ROUND((100000000/([.F7]*1000));3)" office:value-type="float" office:value="523.56" calcext:value-type="float">
            <text:p>523,56</text:p>
          </table:table-cell>
          <table:table-cell table:formula="of:=LOG([.F7];2)" office:value-type="float" office:value="7.57742882803575" calcext:value-type="float">
            <text:p>7,57742882803575</text:p>
          </table:table-cell>
        </table:table-row>
        <table:table-row table:style-name="ro1">
          <table:table-cell/>
          <table:table-cell office:value-type="string" calcext:value-type="string">
            <text:p>C#4</text:p>
          </table:table-cell>
          <table:table-cell office:value-type="float" office:value="554.365" calcext:value-type="float">
            <text:p>554,365</text:p>
          </table:table-cell>
          <table:table-cell table:formula="of:=(100000000/([.C8]*1000))" office:value-type="float" office:value="180.386568416116" calcext:value-type="float">
            <text:p>180,386568416116</text:p>
          </table:table-cell>
          <table:table-cell table:formula="of:=ROUND([.D8];0)" office:value-type="float" office:value="180" calcext:value-type="float">
            <text:p>180</text:p>
          </table:table-cell>
          <table:table-cell table:formula="of:=[.E8]" office:value-type="float" office:value="180" calcext:value-type="float">
            <text:p>180</text:p>
          </table:table-cell>
          <table:table-cell table:formula="of:=ROUND((100000000/([.F8]*1000));3)" office:value-type="float" office:value="555.556" calcext:value-type="float">
            <text:p>555,556</text:p>
          </table:table-cell>
          <table:table-cell table:formula="of:=LOG([.F8];2)" office:value-type="float" office:value="7.49185309632968" calcext:value-type="float">
            <text:p>7,49185309632968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587.33" calcext:value-type="float">
            <text:p>587,33</text:p>
          </table:table-cell>
          <table:table-cell table:formula="of:=(100000000/([.C9]*1000))" office:value-type="float" office:value="170.262033269201" calcext:value-type="float">
            <text:p>170,262033269201</text:p>
          </table:table-cell>
          <table:table-cell table:formula="of:=ROUND([.D9];0)" office:value-type="float" office:value="170" calcext:value-type="float">
            <text:p>170</text:p>
          </table:table-cell>
          <table:table-cell table:formula="of:=[.E9]" office:value-type="float" office:value="170" calcext:value-type="float">
            <text:p>170</text:p>
          </table:table-cell>
          <table:table-cell table:formula="of:=ROUND((100000000/([.F9]*1000));3)" office:value-type="float" office:value="588.235" calcext:value-type="float">
            <text:p>588,235</text:p>
          </table:table-cell>
          <table:table-cell table:formula="of:=LOG([.F9];2)" office:value-type="float" office:value="7.4093909361377" calcext:value-type="float">
            <text:p>7,4093909361377</text:p>
          </table:table-cell>
        </table:table-row>
        <table:table-row table:style-name="ro1">
          <table:table-cell/>
          <table:table-cell office:value-type="string" calcext:value-type="string">
            <text:p>D#4</text:p>
          </table:table-cell>
          <table:table-cell office:value-type="float" office:value="622.254" calcext:value-type="float">
            <text:p>622,254</text:p>
          </table:table-cell>
          <table:table-cell table:formula="of:=(100000000/([.C10]*1000))" office:value-type="float" office:value="160.706078225291" calcext:value-type="float">
            <text:p>160,706078225291</text:p>
          </table:table-cell>
          <table:table-cell table:formula="of:=ROUND([.D10];0)" office:value-type="float" office:value="161" calcext:value-type="float">
            <text:p>161</text:p>
          </table:table-cell>
          <table:table-cell table:formula="of:=[.E10]" office:value-type="float" office:value="161" calcext:value-type="float">
            <text:p>161</text:p>
          </table:table-cell>
          <table:table-cell table:formula="of:=ROUND((100000000/([.F10]*1000));3)" office:value-type="float" office:value="621.118" calcext:value-type="float">
            <text:p>621,118</text:p>
          </table:table-cell>
          <table:table-cell table:formula="of:=LOG([.F10];2)" office:value-type="float" office:value="7.33091687811462" calcext:value-type="float">
            <text:p>7,33091687811462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659.255" calcext:value-type="float">
            <text:p>659,255</text:p>
          </table:table-cell>
          <table:table-cell table:formula="of:=(100000000/([.C11]*1000))" office:value-type="float" office:value="151.686373254659" calcext:value-type="float">
            <text:p>151,686373254659</text:p>
          </table:table-cell>
          <table:table-cell table:formula="of:=ROUND([.D11];0)" office:value-type="float" office:value="152" calcext:value-type="float">
            <text:p>152</text:p>
          </table:table-cell>
          <table:table-cell table:formula="of:=[.E11]" office:value-type="float" office:value="152" calcext:value-type="float">
            <text:p>152</text:p>
          </table:table-cell>
          <table:table-cell table:formula="of:=ROUND((100000000/([.F11]*1000));3)" office:value-type="float" office:value="657.895" calcext:value-type="float">
            <text:p>657,895</text:p>
          </table:table-cell>
          <table:table-cell table:formula="of:=LOG([.F11];2)" office:value-type="float" office:value="7.24792751344359" calcext:value-type="float">
            <text:p>7,24792751344359</text:p>
          </table:table-cell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office:value-type="float" office:value="698.456" calcext:value-type="float">
            <text:p>698,456</text:p>
          </table:table-cell>
          <table:table-cell table:formula="of:=(100000000/([.C12]*1000))" office:value-type="float" office:value="143.172941459448" calcext:value-type="float">
            <text:p>143,172941459448</text:p>
          </table:table-cell>
          <table:table-cell table:formula="of:=ROUND([.D12];0)" office:value-type="float" office:value="143" calcext:value-type="float">
            <text:p>143</text:p>
          </table:table-cell>
          <table:table-cell table:formula="of:=[.E12]" office:value-type="float" office:value="143" calcext:value-type="float">
            <text:p>143</text:p>
          </table:table-cell>
          <table:table-cell table:formula="of:=ROUND((100000000/([.F12]*1000));3)" office:value-type="float" office:value="699.301" calcext:value-type="float">
            <text:p>699,301</text:p>
          </table:table-cell>
          <table:table-cell table:formula="of:=LOG([.F12];2)" office:value-type="float" office:value="7.15987133677839" calcext:value-type="float">
            <text:p>7,15987133677839</text:p>
          </table:table-cell>
        </table:table-row>
        <table:table-row table:style-name="ro1">
          <table:table-cell/>
          <table:table-cell office:value-type="string" calcext:value-type="string">
            <text:p>F#4</text:p>
          </table:table-cell>
          <table:table-cell office:value-type="float" office:value="739.989" calcext:value-type="float">
            <text:p>739,989</text:p>
          </table:table-cell>
          <table:table-cell table:formula="of:=(100000000/([.C13]*1000))" office:value-type="float" office:value="135.137143930518" calcext:value-type="float">
            <text:p>135,137143930518</text:p>
          </table:table-cell>
          <table:table-cell table:formula="of:=ROUND([.D13];0)" office:value-type="float" office:value="135" calcext:value-type="float">
            <text:p>135</text:p>
          </table:table-cell>
          <table:table-cell table:formula="of:=[.E13]" office:value-type="float" office:value="135" calcext:value-type="float">
            <text:p>135</text:p>
          </table:table-cell>
          <table:table-cell table:formula="of:=ROUND((100000000/([.F13]*1000));3)" office:value-type="float" office:value="740.741" calcext:value-type="float">
            <text:p>740,741</text:p>
          </table:table-cell>
          <table:table-cell table:formula="of:=LOG([.F13];2)" office:value-type="float" office:value="7.07681559705083" calcext:value-type="float">
            <text:p>7,07681559705083</text:p>
          </table:table-cell>
        </table:table-row>
        <table:table-row table:style-name="ro1">
          <table:table-cell/>
          <table:table-cell office:value-type="string" calcext:value-type="string">
            <text:p>G4</text:p>
          </table:table-cell>
          <table:table-cell office:value-type="float" office:value="783.991" calcext:value-type="float">
            <text:p>783,991</text:p>
          </table:table-cell>
          <table:table-cell table:formula="of:=(100000000/([.C14]*1000))" office:value-type="float" office:value="127.552484658625" calcext:value-type="float">
            <text:p>127,552484658625</text:p>
          </table:table-cell>
          <table:table-cell table:formula="of:=ROUND([.D14];0)" office:value-type="float" office:value="128" calcext:value-type="float">
            <text:p>128</text:p>
          </table:table-cell>
          <table:table-cell table:formula="of:=[.E14]" office:value-type="float" office:value="128" calcext:value-type="float">
            <text:p>128</text:p>
          </table:table-cell>
          <table:table-cell table:formula="of:=ROUND((100000000/([.F14]*1000));3)" office:value-type="float" office:value="781.25" calcext:value-type="float">
            <text:p>781,25</text:p>
          </table:table-cell>
          <table:table-cell table:formula="of:=LOG([.F14];2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#4</text:p>
          </table:table-cell>
          <table:table-cell office:value-type="float" office:value="830.609" calcext:value-type="float">
            <text:p>830,609</text:p>
          </table:table-cell>
          <table:table-cell table:formula="of:=(100000000/([.C15]*1000))" office:value-type="float" office:value="120.393590726804" calcext:value-type="float">
            <text:p>120,393590726804</text:p>
          </table:table-cell>
          <table:table-cell table:formula="of:=ROUND([.D15];0)" office:value-type="float" office:value="120" calcext:value-type="float">
            <text:p>120</text:p>
          </table:table-cell>
          <table:table-cell table:formula="of:=[.E15]" office:value-type="float" office:value="120" calcext:value-type="float">
            <text:p>120</text:p>
          </table:table-cell>
          <table:table-cell table:formula="of:=ROUND((100000000/([.F15]*1000));3)" office:value-type="float" office:value="833.333" calcext:value-type="float">
            <text:p>833,333</text:p>
          </table:table-cell>
          <table:table-cell table:formula="of:=LOG([.F15];2)" office:value-type="float" office:value="6.90689059560852" calcext:value-type="float">
            <text:p>6,90689059560852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880" calcext:value-type="float">
            <text:p>880</text:p>
          </table:table-cell>
          <table:table-cell table:formula="of:=(100000000/([.C16]*1000))" office:value-type="float" office:value="113.636363636364" calcext:value-type="float">
            <text:p>113,636363636364</text:p>
          </table:table-cell>
          <table:table-cell table:formula="of:=ROUND([.D16];0)" office:value-type="float" office:value="114" calcext:value-type="float">
            <text:p>114</text:p>
          </table:table-cell>
          <table:table-cell table:formula="of:=[.E16]" office:value-type="float" office:value="114" calcext:value-type="float">
            <text:p>114</text:p>
          </table:table-cell>
          <table:table-cell table:formula="of:=ROUND((100000000/([.F16]*1000));3)" office:value-type="float" office:value="877.193" calcext:value-type="float">
            <text:p>877,193</text:p>
          </table:table-cell>
          <table:table-cell table:formula="of:=LOG([.F16];2)" office:value-type="float" office:value="6.83289001416474" calcext:value-type="float">
            <text:p>6,83289001416474</text:p>
          </table:table-cell>
        </table:table-row>
        <table:table-row table:style-name="ro1">
          <table:table-cell/>
          <table:table-cell office:value-type="string" calcext:value-type="string">
            <text:p>A#4</text:p>
          </table:table-cell>
          <table:table-cell office:value-type="float" office:value="932.328" calcext:value-type="float">
            <text:p>932,328</text:p>
          </table:table-cell>
          <table:table-cell table:formula="of:=(100000000/([.C17]*1000))" office:value-type="float" office:value="107.258389751246" calcext:value-type="float">
            <text:p>107,258389751246</text:p>
          </table:table-cell>
          <table:table-cell table:formula="of:=ROUND([.D17];0)" office:value-type="float" office:value="107" calcext:value-type="float">
            <text:p>107</text:p>
          </table:table-cell>
          <table:table-cell table:formula="of:=[.E17]" office:value-type="float" office:value="107" calcext:value-type="float">
            <text:p>107</text:p>
          </table:table-cell>
          <table:table-cell table:formula="of:=ROUND((100000000/([.F17]*1000));3)" office:value-type="float" office:value="934.579" calcext:value-type="float">
            <text:p>934,579</text:p>
          </table:table-cell>
          <table:table-cell table:formula="of:=LOG([.F17];2)" office:value-type="float" office:value="6.74146698640115" calcext:value-type="float">
            <text:p>6,74146698640115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987.767" calcext:value-type="float">
            <text:p>987,767</text:p>
          </table:table-cell>
          <table:table-cell table:formula="of:=(100000000/([.C18]*1000))" office:value-type="float" office:value="101.23844995834" calcext:value-type="float">
            <text:p>101,23844995834</text:p>
          </table:table-cell>
          <table:table-cell table:formula="of:=ROUND([.D18];0)" office:value-type="float" office:value="101" calcext:value-type="float">
            <text:p>101</text:p>
          </table:table-cell>
          <table:table-cell table:formula="of:=[.E18]" office:value-type="float" office:value="101" calcext:value-type="float">
            <text:p>101</text:p>
          </table:table-cell>
          <table:table-cell table:formula="of:=ROUND((100000000/([.F18]*1000));3)" office:value-type="float" office:value="990.099" calcext:value-type="float">
            <text:p>990,099</text:p>
          </table:table-cell>
          <table:table-cell table:formula="of:=LOG([.F18];2)" office:value-type="float" office:value="6.6582114827518" calcext:value-type="float">
            <text:p>6,6582114827518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1046.502" calcext:value-type="float">
            <text:p>1046,502</text:p>
          </table:table-cell>
          <table:table-cell table:formula="of:=(100000000/([.C19]*1000))" office:value-type="float" office:value="95.5564346747546" calcext:value-type="float">
            <text:p>95,5564346747546</text:p>
          </table:table-cell>
          <table:table-cell table:formula="of:=ROUND([.D19];0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ROUND((100000000/([.F19]*1000));3)" office:value-type="float" office:value="1041.667" calcext:value-type="float">
            <text:p>1041,667</text:p>
          </table:table-cell>
          <table:table-cell table:formula="of:=LOG([.F19];2)" office:value-type="float" office:value="6.58496250072116" calcext:value-type="float">
            <text:p>6,58496250072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28:11.402670028</meta:creation-date>
    <dc:date>2019-03-04T15:00:46.429220085</dc:date>
    <meta:editing-duration>PT22M28S</meta:editing-duration>
    <meta:editing-cycles>3</meta:editing-cycles>
    <meta:generator>LibreOffice/6.0.7.3$Linux_X86_64 LibreOffice_project/00m0$Build-3</meta:generator>
    <meta:document-statistic meta:table-count="1" meta:cell-count="119" meta:object-count="0"/>
  </office:meta>
</office:document-meta>
</file>